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line-height="114%" fo:padding="0in" fo:border="none"/>
    </style:style>
    <style:style style:name="P2" style:family="paragraph" style:parent-style-name="Standard">
      <style:paragraph-properties fo:line-height="114%" fo:padding="0in" fo:border="none"/>
      <style:text-properties style:font-name="Google Sans Text" style:font-name-asian="Google Sans Text1" style:font-name-complex="Google Sans Text1"/>
    </style:style>
    <style:style style:name="P3" style:family="paragraph" style:parent-style-name="Standard" style:list-style-name="WWNum1">
      <style:paragraph-properties fo:margin-left="0.4165in" fo:margin-right="0in" fo:line-height="114%" fo:text-indent="-0.25in" style:auto-text-indent="false" fo:padding="0in" fo:border="none"/>
    </style:style>
    <style:style style:name="P4" style:family="paragraph" style:parent-style-name="Standard" style:list-style-name="WWNum3">
      <style:paragraph-properties fo:margin-left="0.4165in" fo:margin-right="0in" fo:line-height="114%" fo:text-indent="-0.25in" style:auto-text-indent="false" fo:padding="0in" fo:border="none"/>
    </style:style>
    <style:style style:name="P5" style:family="paragraph" style:parent-style-name="Standard" style:list-style-name="WWNum4">
      <style:paragraph-properties fo:margin-left="0.4165in" fo:margin-right="0in" fo:line-height="114%" fo:text-indent="-0.25in" style:auto-text-indent="false" fo:padding="0in" fo:border="none"/>
    </style:style>
    <style:style style:name="P6" style:family="paragraph" style:parent-style-name="Standard" style:list-style-name="WWNum5">
      <style:paragraph-properties fo:margin-left="0.4165in" fo:margin-right="0in" fo:line-height="114%" fo:text-indent="-0.25in" style:auto-text-indent="false" fo:padding="0in" fo:border="none"/>
    </style:style>
    <style:style style:name="P7" style:family="paragraph" style:parent-style-name="Standard" style:list-style-name="WWNum6">
      <style:paragraph-properties fo:margin-left="0.4165in" fo:margin-right="0in" fo:line-height="114%" fo:text-indent="-0.25in" style:auto-text-indent="false" fo:padding="0in" fo:border="none"/>
    </style:style>
    <style:style style:name="P8" style:family="paragraph" style:parent-style-name="Standard" style:list-style-name="WWNum10">
      <style:paragraph-properties fo:margin-left="0.4165in" fo:margin-right="0in" fo:line-height="114%" fo:text-indent="-0.25in" style:auto-text-indent="false" fo:padding="0in" fo:border="none"/>
    </style:style>
    <style:style style:name="P9" style:family="paragraph" style:parent-style-name="Standard" style:list-style-name="WWNum11">
      <style:paragraph-properties fo:margin-left="0.4165in" fo:margin-right="0in" fo:line-height="114%" fo:text-indent="-0.25in" style:auto-text-indent="false" fo:padding="0in" fo:border="none"/>
    </style:style>
    <style:style style:name="P10" style:family="paragraph" style:parent-style-name="Standard" style:list-style-name="WWNum12">
      <style:paragraph-properties fo:margin-left="0.4165in" fo:margin-right="0in" fo:line-height="114%" fo:text-indent="-0.25in" style:auto-text-indent="false" fo:padding="0in" fo:border="none"/>
    </style:style>
    <style:style style:name="P11" style:family="paragraph" style:parent-style-name="Standard" style:list-style-name="WWNum14">
      <style:paragraph-properties fo:margin-left="0.4165in" fo:margin-right="0in" fo:line-height="114%" fo:text-indent="-0.25in" style:auto-text-indent="false" fo:padding="0in" fo:border="none"/>
    </style:style>
    <style:style style:name="P12" style:family="paragraph" style:parent-style-name="Standard" style:list-style-name="WWNum15">
      <style:paragraph-properties fo:margin-left="0.4165in" fo:margin-right="0in" fo:line-height="114%" fo:text-indent="-0.25in" style:auto-text-indent="false" fo:padding="0in" fo:border="none"/>
    </style:style>
    <style:style style:name="P13" style:family="paragraph" style:parent-style-name="Standard" style:list-style-name="WWNum2">
      <style:paragraph-properties fo:margin-left="0.4165in" fo:margin-right="0in" fo:line-height="114%" fo:text-indent="-0.25in" style:auto-text-indent="false" fo:padding="0in" fo:border="none"/>
    </style:style>
    <style:style style:name="P14" style:family="paragraph" style:parent-style-name="Standard">
      <style:paragraph-properties fo:margin-left="0.4165in" fo:margin-right="0in" fo:line-height="114%" fo:text-indent="0in" style:auto-text-indent="false" fo:padding="0in" fo:border="none"/>
      <style:text-properties style:font-name="Google Sans Text" style:font-name-asian="Google Sans Text1" style:font-name-complex="Google Sans Text1"/>
    </style:style>
    <style:style style:name="P15" style:family="paragraph" style:parent-style-name="Standard" style:list-style-name="WWNum7">
      <style:paragraph-properties fo:margin-left="0.8335in" fo:margin-right="0in" fo:line-height="114%" fo:text-indent="-0.25in" style:auto-text-indent="false" fo:padding="0in" fo:border="none"/>
    </style:style>
    <style:style style:name="P16" style:family="paragraph" style:parent-style-name="Standard" style:list-style-name="WWNum8">
      <style:paragraph-properties fo:margin-left="0.8335in" fo:margin-right="0in" fo:line-height="114%" fo:text-indent="-0.25in" style:auto-text-indent="false" fo:padding="0in" fo:border="none"/>
    </style:style>
    <style:style style:name="P17" style:family="paragraph" style:parent-style-name="Standard" style:list-style-name="WWNum9">
      <style:paragraph-properties fo:margin-left="0.8335in" fo:margin-right="0in" fo:line-height="114%" fo:text-indent="-0.25in" style:auto-text-indent="false" fo:padding="0in" fo:border="none"/>
    </style:style>
    <style:style style:name="P18" style:family="paragraph" style:parent-style-name="Standard" style:list-style-name="WWNum13">
      <style:paragraph-properties fo:margin-left="0.8335in" fo:margin-right="0in" fo:line-height="114%" fo:text-indent="-0.25in" style:auto-text-indent="false" fo:padding="0in" fo:border="none"/>
    </style:style>
    <style:style style:name="P19" style:family="paragraph" style:parent-style-name="Standard">
      <style:paragraph-properties fo:margin-left="0.8335in" fo:margin-right="0in" fo:line-height="114%" fo:text-indent="0in" style:auto-text-indent="false" fo:padding="0in" fo:border="none"/>
      <style:text-properties style:font-name="Google Sans Text" style:font-name-asian="Google Sans Text1" style:font-name-complex="Google Sans Text1"/>
    </style:style>
    <style:style style:name="P20" style:family="paragraph" style:parent-style-name="Standard">
      <style:paragraph-properties fo:margin-left="0in" fo:margin-right="0in" fo:line-height="114%" fo:text-indent="0in" style:auto-text-indent="false" fo:padding="0in" fo:border="none"/>
      <style:text-properties style:font-name="Google Sans Text" style:font-name-asian="Google Sans Text1" style:font-name-complex="Google Sans Text1"/>
    </style:style>
    <style:style style:name="P21" style:family="paragraph" style:parent-style-name="Heading_20_2">
      <style:paragraph-properties fo:margin-top="0in" fo:margin-bottom="0.1563in" loext:contextual-spacing="false" fo:line-height="114%" fo:padding="0in" fo:border="none"/>
    </style:style>
    <style:style style:name="P22" style:family="paragraph" style:parent-style-name="Heading_20_1" style:master-page-name="Standard">
      <style:paragraph-properties fo:margin-top="0in" fo:margin-bottom="0.1665in" loext:contextual-spacing="false" fo:line-height="114%" style:page-number="1" fo:padding="0in" fo:border="none"/>
    </style:style>
    <style:style style:name="P23" style:family="paragraph" style:parent-style-name="Heading_20_3">
      <style:paragraph-properties fo:margin-top="0in" fo:margin-bottom="0.1665in" loext:contextual-spacing="false" fo:line-height="114%" fo:padding="0in" fo:border="none"/>
    </style:style>
    <style:style style:name="P24" style:family="paragraph" style:parent-style-name="Heading_20_3">
      <style:paragraph-properties fo:margin-top="0in" fo:margin-bottom="0.1665in" loext:contextual-spacing="false" fo:line-height="114%" fo:padding="0in" fo:border="none"/>
      <style:text-properties style:font-name="Google Sans" style:font-name-asian="Google Sans1" style:font-name-complex="Google Sans1"/>
    </style:style>
    <style:style style:name="P25" style:family="paragraph" style:parent-style-name="Heading_20_4">
      <style:paragraph-properties fo:margin-top="0in" fo:margin-bottom="0.1772in" loext:contextual-spacing="false" fo:line-height="114%" fo:padding="0in" fo:border="none"/>
    </style:style>
    <style:style style:name="P26" style:family="paragraph" style:parent-style-name="Heading_20_4">
      <style:paragraph-properties fo:margin-top="0in" fo:margin-bottom="0.1772in" loext:contextual-spacing="false" fo:line-height="114%" fo:padding="0in" fo:border="none"/>
      <style:text-properties style:font-name="Google Sans" style:font-name-asian="Google Sans1" style:font-name-complex="Google Sans1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 Text" style:font-name-asian="Google Sans Text1" style:font-name-complex="Google Sans Text1"/>
    </style:style>
    <style:style style:name="T3" style:family="text">
      <style:text-properties style:font-name="Google Sans Text" fo:font-weight="bold" style:font-name-asian="Google Sans Text1" style:font-weight-asian="bold" style:font-name-complex="Google Sans Text1" style:font-weight-complex="bold"/>
    </style:style>
    <style:style style:name="T4" style:family="text">
      <style:text-properties style:font-name="Google Sans Text" fo:font-style="italic" style:font-name-asian="Google Sans Text1" style:font-style-asian="italic" style:font-name-complex="Google Sans Text1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Specifica dei Requisiti Software (SRS)</text:span></text:p>
      <text:p text:style-name="P21"><text:span text:style-name="T1">Progetto: Gestione Magazzino Panificio "Management900"</text:span></text:p>
      <text:p text:style-name="P23"><text:span text:style-name="T1">1. Panoramica del Progetto</text:span></text:p>
      <text:p text:style-name="P1"><text:span text:style-name="T2">Sviluppo di una Web Application leggera per la gestione del magazzino di un panificio locale. L'applicazione risiederà su un server locale (Mac Mini) e sarà accessibile via browser da dispositivi connessi alla rete LAN (PC, Smartphone, Tablet). L'obiettivo è tracciare gli ingressi e le uscite delle materie prime, gestendo la tracciabilità dei lotti e le scadenze, con un'interfaccia ottimizzata per l'uso mobile (scansione etichette).</text:span></text:p>
      <text:p text:style-name="P2"/>
      <text:p text:style-name="P23"><text:span text:style-name="T1">2. Architettura e Stack Tecnologico</text:span></text:p>
      <text:list xml:id="list4195412352" text:style-name="WWNum1">
        <text:list-item>
          <text:p text:style-name="P3"><text:span text:style-name="T3">Tipo di Applicazione:</text:span><text:span text:style-name="T2"> Web App (Responsive Design).</text:span></text:p>
        </text:list-item>
        <text:list-item>
          <text:p text:style-name="P3"><text:span text:style-name="T3">Hardware Server:</text:span><text:span text:style-name="T2"> Mac Mini M2 (8GB RAM) collegato in LAN.</text:span></text:p>
        </text:list-item>
        <text:list-item>
          <text:p text:style-name="P3"><text:span text:style-name="T3">Hardware Client:</text:span><text:span text:style-name="T2"> Smartphone (Android/iOS) per scansione; PC/Tablet per amministrazione.</text:span></text:p>
        </text:list-item>
        <text:list-item>
          <text:p text:style-name="P3"><text:span text:style-name="T3">Linguaggio Backend:</text:span><text:span text:style-name="T2"> Python (Framework consigliato: </text:span><text:span text:style-name="T3">Flask</text:span><text:span text:style-name="T2"> per la sua leggerezza e semplicità).</text:span></text:p>
        </text:list-item>
        <text:list-item>
          <text:p text:style-name="P3"><text:span text:style-name="T3">Database:</text:span><text:span text:style-name="T2"> SQLite (File locale .db, non richiede installazione server, facile da backuppare).</text:span></text:p>
        </text:list-item>
        <text:list-item>
          <text:p text:style-name="P3"><text:span text:style-name="T3">Frontend:</text:span><text:span text:style-name="T2"> HTML5, CSS (Minimalista/Bootstrap), JavaScript (per gestione fotocamera).</text:span></text:p>
        </text:list-item>
        <text:list-item>
          <text:p text:style-name="P3"><text:span text:style-name="T3">Libreria Scansione:</text:span><text:span text:style-name="T2"> html5-qrcode (o similare) per lettura codici a barre via browser.</text:span></text:p>
        </text:list-item>
      </text:list>
      <text:p text:style-name="P24"/>
      <text:p text:style-name="P23"><text:span text:style-name="T1">3. Attori e Permessi</text:span></text:p>
      <text:p text:style-name="P1"><text:span text:style-name="T2">Il sistema prevede due livelli di utenza, protetti da Login (Username/Password).</text:span></text:p>
      <text:p text:style-name="P25"><text:span text:style-name="T1">A. Amministratore (Admin)</text:span></text:p>
      <text:list xml:id="list1028334326" text:style-name="WWNum3">
        <text:list-item>
          <text:p text:style-name="P4"><text:span text:style-name="T2">Accesso completo a tutte le funzionalità.</text:span></text:p>
        </text:list-item>
        <text:list-item>
          <text:p text:style-name="P4"><text:span text:style-name="T2">Gestione Utenti: Creazione di nuovi account (Username, Password, Ruolo) ed eliminazione account.</text:span></text:p>
        </text:list-item>
        <text:list-item>
          <text:p text:style-name="P4"><text:span text:style-name="T2">Gestione Anagrafica Prodotti (Modifica nomi, marche, fornitori).</text:span></text:p>
        </text:list-item>
        <text:list-item>
          <text:p text:style-name="P4"><text:span text:style-name="T2">Visualizzazione Log completi (Chi ha fatto cosa).</text:span></text:p>
        </text:list-item>
      </text:list>
      <text:p text:style-name="P14"/>
      <text:p text:style-name="P14"/>
      <text:p text:style-name="P25"><text:span text:style-name="T1">B. Operatore (User)</text:span></text:p>
      <text:list xml:id="list3536403458" text:style-name="WWNum4">
        <text:list-item>
          <text:p text:style-name="P5"><text:span text:style-name="T2">Accesso limitato alle operazioni quotidiane.</text:span></text:p>
        </text:list-item>
        <text:list-item>
          <text:p text:style-name="P5"><text:soft-page-break/><text:span text:style-name="T2">Carico Merce (Ingresso magazzino).</text:span></text:p>
        </text:list-item>
        <text:list-item>
          <text:p text:style-name="P5"><text:span text:style-name="T2">Scarico Merce (Uscita magazzino).</text:span></text:p>
        </text:list-item>
        <text:list-item>
          <text:p text:style-name="P5"><text:span text:style-name="T2">Visualizzazione Giacenze.</text:span></text:p>
        </text:list-item>
      </text:list>
      <text:p text:style-name="P14"/>
      <text:p text:style-name="P23"><text:span text:style-name="T1">4. Requisiti Funzionali</text:span></text:p>
      <text:p text:style-name="P25"><text:span text:style-name="T1">4.1. Autenticazione</text:span></text:p>
      <text:list xml:id="list3855663586" text:style-name="WWNum5">
        <text:list-item>
          <text:p text:style-name="P6"><text:span text:style-name="T3">Login:</text:span><text:span text:style-name="T2"> Schermata semplice per inserimento credenziali.</text:span></text:p>
        </text:list-item>
        <text:list-item>
          <text:p text:style-name="P6"><text:span text:style-name="T3">Sessione:</text:span><text:span text:style-name="T2"> Mantenimento della sessione attiva durante l'uso in rete locale.</text:span></text:p>
        </text:list-item>
      </text:list>
      <text:p text:style-name="P14"/>
      <text:p text:style-name="P25"><text:span text:style-name="T1">4.2. Gestione Inventario (Core)</text:span></text:p>
      <text:list xml:id="list1059401274" text:style-name="WWNum6">
        <text:list-item>
          <text:p text:style-name="P7"><text:span text:style-name="T3">Struttura Dati:</text:span></text:p>
        </text:list-item>
      </text:list>
      <text:list xml:id="list2384680737" text:style-name="WWNum7">
        <text:list-item>
          <text:list>
            <text:list-item>
              <text:p text:style-name="P15"><text:span text:style-name="T2">Ogni prodotto è definito da: </text:span><text:span text:style-name="T4">Codice a Barre (EAN/UPC), Nome, Marca, Fornitore, Unità di Misura (Kg, L, Pz), Prezzo Unitario</text:span><text:span text:style-name="T2">.</text:span></text:p>
            </text:list-item>
            <text:list-item>
              <text:p text:style-name="P15"><text:span text:style-name="T2">Ogni prodotto ha una "Giacenza Totale" che è la somma dei vari lotti.</text:span></text:p>
            </text:list-item>
          </text:list>
        </text:list-item>
      </text:list>
      <text:list xml:id="list81517559105564" text:continue-list="list1059401274" text:style-name="WWNum6">
        <text:list-item>
          <text:p text:style-name="P7"><text:span text:style-name="T3">Gestione Lotti (Batch):</text:span></text:p>
        </text:list-item>
      </text:list>
      <text:list xml:id="list1477412479" text:style-name="WWNum8">
        <text:list-item>
          <text:list>
            <text:list-item>
              <text:p text:style-name="P16"><text:span text:style-name="T2">Il sistema non sovrascrive semplicemente la quantità, ma aggiunge un record "Lotto".</text:span></text:p>
            </text:list-item>
            <text:list-item>
              <text:p text:style-name="P16"><text:span text:style-name="T2">Dati del Lotto: </text:span><text:span text:style-name="T4">Data di Caricamento (automatica), Data di Scadenza (manuale), Quantità iniziale, Quantità residua</text:span><text:span text:style-name="T2">.</text:span></text:p>
            </text:list-item>
          </text:list>
        </text:list-item>
      </text:list>
      <text:list xml:id="list81517102588708" text:continue-list="list81517559105564" text:style-name="WWNum6">
        <text:list-item>
          <text:p text:style-name="P7"><text:span text:style-name="T3">Visualizzazione:</text:span></text:p>
        </text:list-item>
      </text:list>
      <text:list xml:id="list2389469823" text:style-name="WWNum9">
        <text:list-item>
          <text:list>
            <text:list-item>
              <text:p text:style-name="P17"><text:span text:style-name="T2">Vista Sintetica: Elenco prodotti con </text:span><text:span text:style-name="T4">Totale Giacenza</text:span><text:span text:style-name="T2">.</text:span></text:p>
            </text:list-item>
            <text:list-item>
              <text:p text:style-name="P17"><text:span text:style-name="T2">Vista Dettagliata (al click): Elenco dei lotti attivi per quel prodotto ordinati per scadenza (FIFO visuale).</text:span></text:p>
            </text:list-item>
          </text:list>
        </text:list-item>
      </text:list>
      <text:p text:style-name="P19"/>
      <text:p text:style-name="P25"><text:span text:style-name="T1">4.3. Funzioni di Carico (Ingresso Merce)</text:span></text:p>
      <text:list xml:id="list2050373514" text:style-name="WWNum10">
        <text:list-item>
          <text:p text:style-name="P8"><text:span text:style-name="T3">Input:</text:span><text:span text:style-name="T2"> Scansione Barcode tramite fotocamera smartphone O inserimento manuale/ricerca nome.</text:span></text:p>
        </text:list-item>
        <text:list-item>
          <text:p text:style-name="P8"><text:span text:style-name="T3">Nuovo Prodotto:</text:span><text:span text:style-name="T2"> Se il barcode non esiste, maschera di creazione anagrafica (Nome, Marca, etc.).</text:span></text:p>
        </text:list-item>
        <text:list-item>
          <text:p text:style-name="P8"><text:span text:style-name="T3">Prodotto Esistente:</text:span><text:span text:style-name="T2"> Maschera di aggiunta lotto (Input: Quantità in ingresso, Data Scadenza).</text:span></text:p>
        </text:list-item>
      </text:list>
      <text:p text:style-name="P14"/>
      <text:p text:style-name="P26"/>
      <text:p text:style-name="P26"><text:soft-page-break/></text:p>
      <text:p text:style-name="P25"><text:span text:style-name="T1">4.4. Funzioni di Scarico (Uscita Merce)</text:span></text:p>
      <text:list xml:id="list4005818163" text:style-name="WWNum11">
        <text:list-item>
          <text:p text:style-name="P9"><text:span text:style-name="T3">Input:</text:span><text:span text:style-name="T2"> Scansione Barcode o selezione manuale.</text:span></text:p>
        </text:list-item>
        <text:list-item>
          <text:p text:style-name="P9"><text:span text:style-name="T3">Logica di scarico:</text:span><text:span text:style-name="T2"> L'utente seleziona il lotto dal quale effettua il prelievo ed inserisce la quantità da prelevare.</text:span></text:p>
        </text:list-item>
        <text:list-item>
          <text:p text:style-name="P9"><text:span text:style-name="T3">Log:</text:span><text:span text:style-name="T2"> Registrazione di Chi, Cosa, Quanto e Quando è stato prelevato.</text:span></text:p>
        </text:list-item>
      </text:list>
      <text:p text:style-name="P14"/>
      <text:p text:style-name="P25"><text:span text:style-name="T1">4.5. Reporting ed Export</text:span></text:p>
      <text:list xml:id="list2698137369" text:style-name="WWNum12">
        <text:list-item>
          <text:p text:style-name="P10"><text:span text:style-name="T3">Export CSV:</text:span><text:span text:style-name="T2"> Generazione di un file .csv scaricabile contenente la fotografia attuale del magazzino:</text:span></text:p>
        </text:list-item>
      </text:list>
      <text:list xml:id="list2477828634" text:style-name="WWNum13">
        <text:list-item>
          <text:list>
            <text:list-item>
              <text:p text:style-name="P18"><text:span text:style-name="T2">Colonne: </text:span><text:span text:style-name="T4">Nome Prodotto, Codice, Fornitore, Giacenza Totale, Valore Stimato (Prezzo x Quantità)</text:span><text:span text:style-name="T2">.</text:span></text:p>
            </text:list-item>
          </text:list>
        </text:list-item>
      </text:list>
      <text:p text:style-name="P19"/>
      <text:p text:style-name="P23"><text:span text:style-name="T1">5. Requisiti Non Funzionali</text:span></text:p>
      <text:list xml:id="list2808991472" text:style-name="WWNum14">
        <text:list-item>
          <text:p text:style-name="P11"><text:span text:style-name="T3">Semplicità UI:</text:span><text:span text:style-name="T2"> Pulsanti grandi, alto contrasto, testi chiari (pensata per chi lavora con le mani in pasta e usa il telefono velocemente).</text:span></text:p>
        </text:list-item>
        <text:list-item>
          <text:p text:style-name="P11"><text:span text:style-name="T3">Velocità:</text:span><text:span text:style-name="T2"> Le operazioni di scansione e salvataggio devono essere immediate.</text:span></text:p>
        </text:list-item>
        <text:list-item>
          <text:p text:style-name="P11"><text:span text:style-name="T3">Backup:</text:span><text:span text:style-name="T2"> (Fase 2) Script automatico che copia il file .db in una cartella di backup sul Mac Mini.</text:span></text:p>
        </text:list-item>
        <text:list-item>
          <text:p text:style-name="P11"><text:span text:style-name="T3">Network:</text:span><text:span text:style-name="T2"> L'applicazione deve essere raggiungibile tramite IP statico del Mac Mini (es. 192.168.1.X:5000).</text:span></text:p>
        </text:list-item>
      </text:list>
      <text:p text:style-name="P20"/>
      <text:p text:style-name="P23"><text:span text:style-name="T1">6. Struttura Dati Preliminare (Schema Database)</text:span></text:p>
      <text:p text:style-name="P1"><text:span text:style-name="T2">Per garantire i requisiti, il database avrà questa struttura logica:</text:span></text:p>
      <text:list xml:id="list253064254" text:style-name="WWNum15">
        <text:list-item>
          <text:p text:style-name="P12"><text:span text:style-name="T3">Tabella USERS:</text:span><text:span text:style-name="T2"> id, username, password_hash, role (admin/user)</text:span></text:p>
        </text:list-item>
        <text:list-item>
          <text:p text:style-name="P12"><text:span text:style-name="T3">Tabella PRODUCTS:</text:span><text:span text:style-name="T2"> id, barcode (univoco), name, brand, supplier, unit_measure, unit_price</text:span></text:p>
        </text:list-item>
        <text:list-item>
          <text:p text:style-name="P12"><text:span text:style-name="T3">Tabella BATCHES (Lotti):</text:span><text:span text:style-name="T2"> id, product_id, quantity_initial, quantity_current, entry_date, expiry_date</text:span></text:p>
        </text:list-item>
        <text:list-item>
          <text:p text:style-name="P12"><text:span text:style-name="T3">Tabella LOGS:</text:span><text:span text:style-name="T2"> id, user_id, product_id, action (IN/OUT), quantity_change, timestamp</text:span></text:p>
        </text:list-item>
      </text:list>
      <text:p text:style-name="P14"/>
      <text:p text:style-name="P23"><text:span text:style-name="T1">7. Note per l'implementazione (Developer Notes)</text:span></text:p>
      <text:list xml:id="list1786536861" text:style-name="WWNum2">
        <text:list-item>
          <text:p text:style-name="P13"><text:span text:style-name="T3">SSL/HTTPS:</text:span><text:span text:style-name="T2"> I browser moderni (Chrome/Safari su iOS/Android) bloccano l'accesso alla webcam se il sito non è in HTTPS. Poiché girerà in locale, sarà necessario configurare Flask con un certificato </text:span><text:span text:style-name="T4">self-signed</text:span><text:span text:style-name="T2"> (SSL ad-hoc) oppure configurare i browser mobili per accettare "Insecure origins" dall'IP del Mac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2" style:display-name="ListLabel 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0" style:display-name="ListLabel 1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1" style:display-name="ListLabel 1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2" style:display-name="ListLabel 1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3" style:display-name="ListLabel 1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4" style:display-name="ListLabel 1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5" style:display-name="ListLabel 1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6" style:display-name="ListLabel 1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8" style:display-name="ListLabel 1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9" style:display-name="ListLabel 1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0" style:display-name="ListLabel 1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1" style:display-name="ListLabel 1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2" style:display-name="ListLabel 1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3" style:display-name="ListLabel 1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4" style:display-name="ListLabel 1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5" style:display-name="ListLabel 1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6" style:display-name="ListLabel 1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7" style:display-name="ListLabel 1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8" style:display-name="ListLabel 1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9" style:display-name="ListLabel 1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0" style:display-name="ListLabel 1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1" style:display-name="ListLabel 1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2" style:display-name="ListLabel 1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3" style:display-name="ListLabel 1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4" style:display-name="ListLabel 1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6" style:display-name="ListLabel 1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7" style:display-name="ListLabel 1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8" style:display-name="ListLabel 1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9" style:display-name="ListLabel 1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0" style:display-name="ListLabel 1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1" style:display-name="ListLabel 1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2" style:display-name="ListLabel 1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3" style:display-name="ListLabel 1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5" style:display-name="ListLabel 1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9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9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9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9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0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0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0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0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1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1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2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2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3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3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2" meta:word-count="659" meta:character-count="4561" meta:non-whitespace-character-count="4007"/>
    <meta:generator>LibreOfficeDev/6.0.5.2$Linux_X86_64 LibreOffice_project/</meta:generator>
  </office:meta>
</office:document-meta>
</file>